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8_12-30-2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59875 E-139-34-48.995361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08_17-07-20_000.jpg</text:p>
          </table:table-cell>
          <table:table-cell table:style-name="ce19" office:value-type="string">
            <text:p>:m RES 1-2*3 / free# JVEMV6 68#_31(T-16) / 68. theoretical-physics(tp) / A.1. mathematics / T-16.様相論理 / topics=~,w:時制論理；文法範疇；時制演算子；述語論理；一階論理；原子論理式；述語記号；記号列；量化；定言的命題論理；,other=~,s=~,i=~</text:p>
          </table:table-cell>
          <table:table-cell table:style-name="ce4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3]=&quot;&quot;;[.C3];CONCATENATE([.C3];&quot; / &quot;;[.E3]))" office:value-type="string" office:string-value=":m RES 1-2*3 / free# JVEMV6 68#_31(T-16) / 68. theoretical-physics(tp) / A.1. mathematics / T-16.様相論理 / topics=~,w:時制論理；文法範疇；時制演算子；述語論理；一階論理；原子論理式；述語記号；記号列；量化；定言的命題論理；,other=~,s=~,i=~">
            <text:p>:m RES 1-2*3 / free# JVEMV6 68#_31(T-16) / 68. theoretical-physics(tp) / A.1. mathematics / T-16.様相論理 / topics=~,w:時制論理；文法範疇；時制演算子；述語論理；一階論理；原子論理式；述語記号；記号列；量化；定言的命題論理；,other=~,s=~,i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8_17-07-48_000.jpg</text:p>
          </table:table-cell>
          <table:table-cell table:style-name="ce19" office:value-type="string">
            <text:p>:m RES 3*3 / free# JVEMV6 68#_31(T-16) / 68. theoretical-physics(tp) / A.1. mathematics / T-16.様相論理 / topics=~,w:PTL;,other=~,s=~,i=~</text:p>
          </table:table-cell>
          <table:table-cell table:style-name="ce18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5" table:formula="of:=IF([.E4]=&quot;&quot;;[.C4];CONCATENATE([.C4];&quot; / &quot;;[.E4]))" office:value-type="string" office:string-value=":m RES 3*3 / free# JVEMV6 68#_31(T-16) / 68. theoretical-physics(tp) / A.1. mathematics / T-16.様相論理 / topics=~,w:PTL;,other=~,s=~,i=~">
            <text:p>:m RES 3*3 / free# JVEMV6 68#_31(T-16) / 68. theoretical-physics(tp) / A.1. mathematics / T-16.様相論理 / topics=~,w:PTL;,other=~,s=~,i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8_21-22-18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42272 E-139-34-49.379882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9_01-24-48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2467 E-139-34-49.270019</text:p>
          </table:table-cell>
          <table:table-cell table:style-name="ce35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09_06-34-36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5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9_08-18-09_000.jpg</text:p>
          </table:table-cell>
          <table:table-cell table:style-name="ce19" office:value-type="string">
            <text:p>:m :クラリネット,clarinet 1*1 / session-memo / s.1:score+,content=~,key=G♭,for=warum-up \\\ s.2:genr=seq-N,key=A,score+</text:p>
          </table:table-cell>
          <table:table-cell table:style-name="ce19"/>
          <table:table-cell table:style-name="ce4"/>
          <table:table-cell table:style-name="ce4" office:value-type="string">
            <text:p>N-35-35-28.656005 E-139-34-49.105224</text:p>
          </table:table-cell>
          <table:table-cell table:style-name="ce35" table:formula="of:=IF([.E8]=&quot;&quot;;[.C8];CONCATENATE([.C8];&quot; / &quot;;[.E8]))" office:value-type="string" office:string-value=":m :クラリネット,clarinet 1*1 / session-memo / s.1:score+,content=~,key=G♭,for=warum-up \\\ s.2:genr=seq-N,key=A,score+">
            <text:p>:m :クラリネット,clarinet 1*1 / session-memo / s.1:score+,content=~,key=G♭,for=warum-up \\\ s.2:genr=seq-N,key=A,score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9">2021/02/09</text:date>, <text:time>08:3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9T08:37:50.93</dc:date>
    <dc:creator>iwabuchi ken</dc:creator>
    <meta:editing-duration>P31DT1H3M5S</meta:editing-duration>
    <meta:editing-cycles>11591</meta:editing-cycles>
    <meta:document-statistic meta:table-count="1" meta:cell-count="443" meta:object-count="0"/>
  </office:meta>
</office:document-meta>
</file>